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P13" style:family="paragraph" style:parent-style-name="Standard">
      <style:text-properties officeooo:rsid="00175f28" officeooo:paragraph-rsid="00175f28"/>
    </style:style>
    <style:style style:name="P14" style:family="paragraph" style:parent-style-name="Standard">
      <style:text-properties officeooo:paragraph-rsid="0015f6bb"/>
    </style:style>
    <style:style style:name="P15" style:family="paragraph" style:parent-style-name="Standard">
      <style:text-properties officeooo:rsid="0017ebe0" officeooo:paragraph-rsid="0017ebe0"/>
    </style:style>
    <style:style style:name="P16" style:family="paragraph" style:parent-style-name="Standard">
      <style:text-properties officeooo:rsid="00190869" officeooo:paragraph-rsid="00190869"/>
    </style:style>
    <style:style style:name="P17" style:family="paragraph" style:parent-style-name="Standard">
      <style:text-properties officeooo:rsid="001a96e4" officeooo:paragraph-rsid="001a96e4"/>
    </style:style>
    <style:style style:name="P18" style:family="paragraph" style:parent-style-name="Standard">
      <style:text-properties officeooo:rsid="001b5dc2" officeooo:paragraph-rsid="001b5dc2"/>
    </style:style>
    <style:style style:name="T1" style:family="text">
      <style:text-properties officeooo:rsid="000c6e8a"/>
    </style:style>
    <style:style style:name="T2" style:family="text">
      <style:text-properties officeooo:rsid="0015f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4"><text:span text:style-name="T2">'git remote add &lt;remote_name&gt; &lt;url&gt;'. We can give any remote name, but it is typical to name your main remote as origin. Url refers to the repository URL. An example of a repository URL is ' https://github.com/try-git/try_git.git</text:span><text:span text:style-name="T2">'.</text:span></text:p>
      <text:p text:style-name="P12"/>
      <text:p text:style-name="P13">git push:</text:p>
      <text:p text:style-name="P13">The git push command is used to push the contents of your local repository into the remote repository present on Github. We need to specify which remote we are pushing into and also need to specify which branch in the remote repository. This command is of the form 'git push -u &lt;remote_name&gt; &lt;branch_name&gt;'. The -u option of the push command tells git to remember the paramters, so that next time we can simply run git push and git will know what to do.</text:p>
      <text:p text:style-name="P13"/>
      <text:p text:style-name="P15">git pull:</text:p>
      <text:p text:style-name="P15">Suppose that you are working with many people on a project and you have a remote repo on Github. After a period of time , if we want to see the changes made by others we can use the git pull command to pull files from the remote repo to our local one. When we use git pull, it merges our current local repo with the files obtained from the remote repo. Just as in the case of git push, we need to specify the name of the remote and the branch from which we are pulling. The git pull command will be of the form 'git pull &lt;remote_name&gt; &lt;branch_name&gt;'.</text:p>
      <text:p text:style-name="P15"/>
      <text:p text:style-name="P16">git rm:</text:p>
      <text:p text:style-name="P16">The git rm command is used to remove files from the repo. Along with removal from the repo, this command also stages the removal of the files. That is, when we use the git status command, we can see the deleted files in the staging area. Now if we commit, these files will be removed in the snapshot of the repository.</text:p>
      <text:p text:style-name="P16">If we want to delete an entire folder of files, we use the command 'git rm -r &lt;folder_name&gt;'. </text:p>
      <text:p text:style-name="P16"/>
      <text:p text:style-name="P16"/>
      <text:p text:style-name="P16"/>
      <text:p text:style-name="P16"/>
      <text:p text:style-name="P16"/>
      <text:p text:style-name="P16"/>
      <text:p text:style-name="P16"/>
      <text:p text:style-name="P17"><text:soft-page-break/></text:p>
      <text:p text:style-name="P18">git branch:</text:p>
      <text:p text:style-name="P18">Branches are what naturally happens when you want to work on multiple features at the same time. In git when we create a branch , a copy of the repository in the current state is created. We can work on this branch and make changes to it without affecting the main branch. We use when we must work on multiple features at the same time. A separate branch can be created for each feature. Now, in git to create a branch we use the command 'git branch &lt;branch_name&gt;'. This creates a copy of the current state of the current branch we are on. Once we finish working on a branch, we can merge the branch with the main branch.</text:p>
      <text:p text:style-name="P18"/>
      <text:p text:style-name="P17">git checkout:</text:p>
      <text:p text:style-name="P17">This command is used to generally to switch from one branch to another. For example, consider that we are initially on the branch 'master'. Now we create a branch named 'test'. In order to work on the branch , we have to switch branches. This is accomplished by the command 'git checkout test'. </text:p>
      <text:p text:style-name="P17">Another use of the git checkout is to undo changes made to files and revert them back to the state they were during the last commit. For example, if we have a file named target, and we want to revert this file back to the way it was during the previous commit we use the statement 'git checkout -- target'. This will undo all the changes made to the file target since the last 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5:33:54.954052461</dc:date>
    <meta:editing-duration>PT4H28M17S</meta:editing-duration>
    <meta:editing-cycles>16</meta:editing-cycles>
    <meta:generator>LibreOffice/4.2.8.2$Linux_X86_64 LibreOffice_project/420m0$Build-2</meta:generator>
    <meta:document-statistic meta:table-count="0" meta:image-count="0" meta:object-count="0" meta:page-count="4" meta:paragraph-count="79" meta:word-count="1765" meta:character-count="9735" meta:non-whitespace-character-count="7968"/>
  </office:meta>
</office:document-meta>
</file>